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a50a" officeooo:paragraph-rsid="0019a50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a50a" officeooo:paragraph-rsid="0019a50a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CS DINNER</text:p>
      <text:p text:style-name="P1"/>
      <text:p text:style-name="P1">1</text:p>
      <text:p text:style-name="P1"><text:tab/>plate</text:p>
      <text:p text:style-name="P1"/>
      <text:p text:style-name="P1">2</text:p>
      <text:p text:style-name="P1"><text:tab/>bento</text:p>
      <text:p text:style-name="P1"/>
      <text:p text:style-name="P1">3</text:p>
      <text:p text:style-name="P1"><text:tab/>#fancy</text:p>
      <text:p text:style-name="P1"/>
      <text:p text:style-name="P1">4</text:p>
      <text:p text:style-name="P1"><text:tab/>plate apple</text:p>
      <text:p text:style-name="P1"/>
      <text:p text:style-name="P1">5</text:p>
      <text:p text:style-name="P1"><text:tab/>#fancy pickle</text:p>
      <text:p text:style-name="P1"/>
      <text:p text:style-name="P1">6</text:p>
      <text:p text:style-name="P1"><text:tab/>.small</text:p>
      <text:p text:style-name="P1"/>
      <text:p text:style-name="P1">7</text:p>
      <text:p text:style-name="P1"><text:tab/>orange.small</text:p>
      <text:p text:style-name="P1"/>
      <text:p text:style-name="P1">8</text:p>
      <text:p text:style-name="P1"><text:tab/>bento orange.small</text:p>
      <text:p text:style-name="P1"/>
      <text:p text:style-name="P1">9</text:p>
      <text:p text:style-name="P1"><text:tab/>plate, bento</text:p>
      <text:p text:style-name="P1"/>
      <text:p text:style-name="P1">10</text:p>
      <text:p text:style-name="P1"><text:tab/>*</text:p>
      <text:p text:style-name="P1"/>
      <text:p text:style-name="P1">11</text:p>
      <text:p text:style-name="P1"><text:tab/>plate *</text:p>
      <text:p text:style-name="P1"/>
      <text:p text:style-name="P1">12</text:p>
      <text:p text:style-name="P1"><text:tab/>plate + apple</text:p>
      <text:p text:style-name="P1"/>
      <text:p text:style-name="P1">13</text:p>
      <text:p text:style-name="P1"><text:tab/>bento ~ pickle</text:p>
      <text:p text:style-name="P1"/>
      <text:p text:style-name="P1">14</text:p>
      <text:p text:style-name="P1"><text:tab/>plate &gt; apple</text:p>
      <text:p text:style-name="P1"/>
      <text:p text:style-name="P1">15</text:p>
      <text:p text:style-name="P1"><text:tab/> orange:first-child</text:p>
      <text:p text:style-name="P1"/>
      <text:p text:style-name="P1">16</text:p>
      <text:p text:style-name="P1"><text:tab/>plate pickle, apple:only-child</text:p>
      <text:p text:style-name="P1"/>
      <text:p text:style-name="P1">17</text:p>
      <text:p text:style-name="P1"><text:tab/>apple, pickle:last-child</text:p>
      <text:p text:style-name="P1"><text:soft-page-break/></text:p>
      <text:p text:style-name="P1">18</text:p>
      <text:p text:style-name="P1"><text:tab/>plate:nth-child(3)</text:p>
      <text:p text:style-name="P1"/>
      <text:p text:style-name="P1">19</text:p>
      <text:p text:style-name="P1"><text:tab/>bento:nth-child(2)</text:p>
      <text:p text:style-name="P1"/>
      <text:p text:style-name="P1">20</text:p>
      <text:p text:style-name="P1"><text:tab/>apple:first-of-type</text:p>
      <text:p text:style-name="P1"/>
      <text:p text:style-name="P1">21</text:p>
      <text:p text:style-name="P1"><text:tab/>plate:nth-of-type(even)</text:p>
      <text:p text:style-name="P1"/>
      <text:p text:style-name="P1">22</text:p>
      <text:p text:style-name="P1"><text:tab/>plate:nth-of-type(2n+3)</text:p>
      <text:p text:style-name="P1"/>
      <text:p text:style-name="P1">23</text:p>
      <text:p text:style-name="P1"><text:tab/>plate apple:only-of-type</text:p>
      <text:p text:style-name="P1"/>
      <text:p text:style-name="P1">24</text:p>
      <text:p text:style-name="P1"><text:tab/>small:last-of-type</text:p>
      <text:p text:style-name="P1"/>
      <text:p text:style-name="P1">25</text:p>
      <text:p text:style-name="P1"><text:tab/>bento:empty</text:p>
      <text:p text:style-name="P1"/>
      <text:p text:style-name="P1">26</text:p>
      <text:p text:style-name="P1"><text:tab/>*:not(plate, .small)</text:p>
      <text:p text:style-name="P1"/>
      <text:p text:style-name="P1">27</text:p>
      <text:p text:style-name="P1"><text:tab/>*[for]</text:p>
      <text:p text:style-name="P1"/>
      <text:p text:style-name="P1">28</text:p>
      <text:p text:style-name="P1"><text:tab/>plate[for]</text:p>
      <text:p text:style-name="P1"/>
      <text:p text:style-name="P1">29</text:p>
      <text:p text:style-name="P1"><text:tab/>bento[for="Vitaly"]</text:p>
      <text:p text:style-name="P1"/>
      <text:p text:style-name="P1">30</text:p>
      <text:p text:style-name="P1"><text:tab/>*[for^="Sa"]</text:p>
      <text:p text:style-name="P1"/>
      <text:p text:style-name="P1">31</text:p>
      <text:p text:style-name="P1"><text:tab/>*[for$="ato"]</text:p>
      <text:p text:style-name="P1"/>
      <text:p text:style-name="P1">32</text:p>
      <text:p text:style-name="P1"><text:tab/>bento[for*="b"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2T10:08:07.696000000</meta:creation-date>
    <dc:date>2024-09-12T12:16:13.945000000</dc:date>
    <meta:editing-duration>PT2H8M7S</meta:editing-duration>
    <meta:editing-cycles>1</meta:editing-cycles>
    <meta:document-statistic meta:table-count="0" meta:image-count="0" meta:object-count="0" meta:page-count="2" meta:paragraph-count="65" meta:word-count="82" meta:character-count="555" meta:non-whitespace-character-count="505"/>
    <meta:generator>LibreOffice/7.6.2.1$Windows_X86_64 LibreOffice_project/56f7684011345957bbf33a7ee678afaf4d2ba333</meta:generator>
  </office:meta>
</office:document-meta>
</file>